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0.942cm" style:rel-column-width="3248*"/>
    </style:style>
    <style:style style:name="Tabelle1.B" style:family="table-column">
      <style:table-column-properties style:column-width="7.615cm" style:rel-column-width="26263*"/>
    </style:style>
    <style:style style:name="Tabelle1.C" style:family="table-column">
      <style:table-column-properties style:column-width="10.444cm" style:rel-column-width="36024*"/>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C1" style:family="table-cell">
      <style:table-cell-properties style:vertical-align="" fo:background-color="#808080" fo:padding="0.097cm" fo:border="0.002cm solid #000000" style:writing-mode="page">
        <style:background-image/>
      </style:table-cell-properties>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0.942cm" style:rel-column-width="3248*"/>
    </style:style>
    <style:style style:name="Tabelle26.B" style:family="table-column">
      <style:table-column-properties style:column-width="7.615cm" style:rel-column-width="26263*"/>
    </style:style>
    <style:style style:name="Tabelle26.C" style:family="table-column">
      <style:table-column-properties style:column-width="10.444cm" style:rel-column-width="36024*"/>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C1" style:family="table-cell">
      <style:table-cell-properties style:vertical-align="" fo:background-color="#808080" fo:padding="0.097cm" fo:border="0.002cm solid #000000" style:writing-mode="page">
        <style:background-image/>
      </style:table-cell-properties>
    </style:style>
    <style:style style:name="Tabelle26.A2" style:family="table-cell" style:data-style-name="N0">
      <style:table-cell-properties fo:padding="0.097cm" fo:border-left="0.002cm solid #000000" fo:border-right="none" fo:border-top="none" fo:border-bottom="0.002cm solid #000000"/>
    </style:style>
    <style:style style:name="Tabelle26.B2" style:family="table-cell">
      <style:table-cell-properties fo:padding="0.097cm" fo:border-left="0.002cm solid #000000" fo:border-right="none" fo:border-top="none" fo:border-bottom="0.002cm solid #000000"/>
    </style:style>
    <style:style style:name="Tabelle26.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0.942cm" style:rel-column-width="3248*"/>
    </style:style>
    <style:style style:name="Tabelle2.B" style:family="table-column">
      <style:table-column-properties style:column-width="7.615cm" style:rel-column-width="26263*"/>
    </style:style>
    <style:style style:name="Tabelle2.C" style:family="table-column">
      <style:table-column-properties style:column-width="10.444cm" style:rel-column-width="36024*"/>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C1" style:family="table-cell">
      <style:table-cell-properties style:vertical-align="" fo:background-color="#808080" fo:padding="0.097cm" fo:border="0.002cm solid #000000" style:writing-mode="page">
        <style:background-image/>
      </style:table-cell-properties>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4" style:family="paragraph" style:parent-style-name="Footer_20_left">
      <style:paragraph-properties fo:text-align="end" style:justify-single-word="false"/>
      <style:text-properties fo:font-size="8pt" style:font-size-asian="8pt" style:font-size-complex="8pt"/>
    </style:style>
    <style:style style:name="P5" style:family="paragraph" style:parent-style-name="Text_20_body">
      <style:text-properties style:font-name="Georgia1" fo:background-color="transparent" style:font-name-asian="DejaVu Sans" style:font-name-complex="DejaVu Sans"/>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style:font-name="Nimbus Mono L1"/>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master-page-name="">
      <style:paragraph-properties style:page-number="auto"/>
    </style:style>
    <style:style style:name="P14" style:family="paragraph" style:parent-style-name="Heading_20_1">
      <style:paragraph-properties fo:break-before="page"/>
    </style:style>
    <style:style style:name="P15" style:family="paragraph" style:parent-style-name="Heading_20_1" style:master-page-name="">
      <style:paragraph-properties style:page-number="auto" fo:break-before="page"/>
    </style:style>
    <style:style style:name="P16" style:family="paragraph" style:parent-style-name="Table_20_Contents">
      <style:paragraph-properties fo:text-align="center" style:justify-single-word="false"/>
      <style:text-properties style:font-name="Georgia1" style:font-name-asian="DejaVu Sans" style:font-name-complex="DejaVu Sans"/>
    </style:style>
    <style:style style:name="P17" style:family="paragraph" style:parent-style-name="Table_20_Contents">
      <style:paragraph-properties fo:text-align="center" style:justify-single-word="false"/>
    </style:style>
    <style:style style:name="P18" style:family="paragraph" style:parent-style-name="Table_20_Contents" style:list-style-name="L3">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19" style:family="paragraph" style:parent-style-name="Table_20_Contents" style:list-style-name="L3">
      <style:paragraph-properties fo:margin-left="0cm" fo:margin-right="0cm" fo:text-indent="-0.635cm" style:auto-text-indent="false"/>
      <style:text-properties style:font-name="Georgia1" style:font-name-asian="DejaVu Sans" style:font-name-complex="DejaVu Sans"/>
    </style:style>
    <style:style style:name="P20" style:family="paragraph" style:parent-style-name="Table_20_Contents" style:list-style-name="L3">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1" style:family="paragraph" style:parent-style-name="Table_20_Contents" style:list-style-name="L5">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2" style:family="paragraph" style:parent-style-name="Table_20_Contents" style:list-style-name="L6">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3" style:family="paragraph" style:parent-style-name="Table_20_Contents" style:list-style-name="L7">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4" style:family="paragraph" style:parent-style-name="Table_20_Contents" style:list-style-name="L9">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5" style:family="paragraph" style:parent-style-name="Table_20_Contents" style:list-style-name="L13">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6" style:family="paragraph" style:parent-style-name="Table_20_Contents" style:list-style-name="L14">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7" style:family="paragraph" style:parent-style-name="Table_20_Contents" style:list-style-name="L15">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8" style:family="paragraph" style:parent-style-name="Table_20_Contents" style:list-style-name="L4">
      <style:paragraph-properties fo:margin-left="0.002cm" fo:margin-right="0.002cm" fo:text-indent="0cm" style:auto-text-indent="false">
        <style:tab-stops/>
      </style:paragraph-properties>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Georgia1"/>
    </style:style>
    <style:style style:name="T6" style:family="text">
      <style:text-properties fo:background-color="transparent"/>
    </style:style>
    <style:style style:name="T7" style:family="text">
      <style:text-properties style:font-name-asian="DejaVu Sans"/>
    </style:style>
    <style:style style:name="T8" style:family="text">
      <style:text-properties style:font-name-complex="DejaVu San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TFTASolver - Overview</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8">1 This Document<text:tab/>2</text:p>
          <text:p text:style-name="P9">1.1 Aim and Audience<text:tab/>2</text:p>
          <text:p text:style-name="P9">1.2 Other Documentation of TFTASolver<text:tab/>2</text:p>
          <text:p text:style-name="P9">1.3 Copyright / License<text:tab/>2</text:p>
          <text:p text:style-name="P9">1.4 Contact to the Author / Project Homepage<text:tab/>2</text:p>
          <text:p text:style-name="P8">2 The Program TFTASolver<text:tab/>3</text:p>
          <text:p text:style-name="P9">2.1 Functional Description (Overview)<text:tab/>3</text:p>
          <text:p text:style-name="P9">2.2 Implementation<text:tab/>3</text:p>
          <text:p text:style-name="P10">2.2.1 Programming Language<text:tab/>3</text:p>
          <text:p text:style-name="P10">2.2.2 Portability<text:tab/>3</text:p>
          <text:p text:style-name="P8">3 Overview: Other Documents Shipped with TFTASolver<text:tab/>3</text:p>
        </text:index-body>
      </text:table-of-content>
      <text:p text:style-name="Standard"/>
      <text:h text:style-name="P14" text:outline-level="1">This Document</text:h>
      <text:h text:style-name="Heading_20_2" text:outline-level="2">Aim and Audience</text:h>
      <text:p text:style-name="Text_20_body">The following document </text:p>
      <text:list xml:id="list707334596" text:style-name="L1">
        <text:list-item>
          <text:p text:style-name="P11">provides a general description of the program TFTASolver (<text:span text:style-name="Internet_20_link">http://tftasolver.berlios.de</text:span>) and</text:p>
        </text:list-item>
        <text:list-item>
          <text:p text:style-name="P11">gives an overview over the whole documentation to TFTASolver which consists of several different documents (see ch. <text:bookmark-ref text:reference-format="chapter" text:ref-name="__RefHeading__29593322">Fehler: Referenz nicht gefunden</text:bookmark-ref>). </text:p>
        </text:list-item>
      </text:list>
      <text:p text:style-name="Text_20_body">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text:span text:style-name="Internet_20_link">http://tftasolver.berlios.de</text:span> for more details.</text:p>
      <text:p text:style-name="Text_20_body">A current overview of the most important documents shipped with TFTASolver can be found in ch. <text:bookmark-ref text:reference-format="chapter" text:ref-name="__RefHeading__29593322">Fehler: Referenz nicht gefunden</text:bookmark-ref>.</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TFTASolver - Overview</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5">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15" text:outline-level="1">The Program TFTASolver</text:h>
      <text:h text:style-name="Heading_20_2" text:outline-level="2">Functional Description (Overview)</text:h>
      <text:h text:style-name="Heading_20_2" text:outline-level="2">Implementation</text:h>
      <text:h text:style-name="Heading_20_3" text:outline-level="3">Programming Language</text:h>
      <text:p text:style-name="Text_20_body">This program is developed with FreePascal and Lazarus on Linux. </text:p>
      <text:p text:style-name="Text_20_body">Program versions used: </text:p>
      <text:list xml:id="list704806207" text:style-name="L2">
        <text:list-item>
          <text:p text:style-name="P12">Free Pascal Compiler version 2.2.2 for i386</text:p>
        </text:list-item>
        <text:list-item>
          <text:p text:style-name="P12">Lazarus Version 0.9.26 Beta</text:p>
        </text:list-item>
        <text:list-item>
          <text:p text:style-name="P12">Ubuntu Linux Version 8.10 ("Intrepid Ibex") </text:p>
        </text:list-item>
      </text:list>
      <text:p text:style-name="Text_20_body">Lazarus is a free Integrated Development Suite for creating graphical applications as well as console (text-based) application in Free Pascal. Free Pascal is a Pascal- and Object-Pascal-Compiler provided under (L)GPL for (among others) Windows, Linux, Mac OS X and FreeBSD.</text:p>
      <text:h text:style-name="Heading_20_3" text:outline-level="3">Portability</text:h>
      <text:p text:style-name="Text_20_body">The program TFTASolver is developed without using operating system specific features or extensions. It should compile on all operating systems that provide a graphical user interface and that are supported by Lazarus / Free Pascal.</text:p>
      <text:h text:style-name="Heading_20_2" text:outline-level="2">Most Important Classes</text:h>
      <text:h text:style-name="Heading_20_3" text:outline-level="3">TTFTAMainWindow</text:h>
      <text:p text:style-name="P3">This class provides the GUI (main window of the application TFTASolver) as seen by the user.</text:p>
      <text:p text:style-name="P5">Its most important properties and methods are:</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list xml:id="list1184858580" text:style-name="L3">
                <text:list-header>
                  <text:p text:style-name="P18">No.</text:p>
                </text:list-header>
              </text:list>
            </table:table-cell>
            <table:table-cell table:style-name="Tabelle1.A1" office:value-type="string">
              <text:list xml:id="list267175134" text:continue-numbering="true" text:style-name="L3">
                <text:list-header>
                  <text:p text:style-name="P18">Name</text:p>
                </text:list-header>
              </text:list>
            </table:table-cell>
            <table:table-cell table:style-name="Tabelle1.C1" office:value-type="string">
              <text:list xml:id="list599005877" text:continue-numbering="true" text:style-name="L3">
                <text:list-header>
                  <text:p text:style-name="P18">Description</text:p>
                </text:list-header>
              </text:list>
            </table:table-cell>
          </table:table-row>
        </table:table-header-rows>
        <table:table-row table:style-name="Tabelle1.1">
          <table:table-cell table:style-name="Tabelle1.A2" office:value-type="float" office:value="1">
            <text:p text:style-name="P16">1</text:p>
          </table:table-cell>
          <table:table-cell table:style-name="Tabelle1.B2" office:value-type="string">
            <text:p text:style-name="Table_20_Contents">TemporalExpression : TTFTAExpression</text:p>
          </table:table-cell>
          <table:table-cell table:style-name="Tabelle1.C2" office:value-type="string">
            <text:list xml:id="list1101457824" text:continue-numbering="true" text:style-name="L3">
              <text:list-item>
                <text:list>
                  <text:list-item>
                    <text:list>
                      <text:list-item>
                        <text:list>
                          <text:list-header>
                            <text:p text:style-name="P20">Provides the temporal expression, i.e. a linked list of TTFTAObjects</text:p>
                          </text:list-header>
                        </text:list>
                      </text:list-item>
                    </text:list>
                  </text:list-item>
                </text:list>
              </text:list-item>
            </text:list>
          </table:table-cell>
        </table:table-row>
        <table:table-row table:style-name="Tabelle1.1">
          <table:table-cell table:style-name="Tabelle1.A2" office:value-type="float" office:value="2">
            <text:p text:style-name="P16">2</text:p>
          </table:table-cell>
          <table:table-cell table:style-name="Tabelle1.B2" office:value-type="string">
            <text:p text:style-name="Table_20_Contents">MemoInputString : TMemo</text:p>
          </table:table-cell>
          <table:table-cell table:style-name="Tabelle1.C2" office:value-type="string">
            <text:list xml:id="list49390802" text:continue-numbering="true" text:style-name="L3">
              <text:list-item>
                <text:list>
                  <text:list-item>
                    <text:list>
                      <text:list-item>
                        <text:list>
                          <text:list-header>
                            <text:p text:style-name="P20">Allows the user to enter the temporal expression in textual form.</text:p>
                          </text:list-header>
                        </text:list>
                      </text:list-item>
                    </text:list>
                  </text:list-item>
                </text:list>
              </text:list-item>
            </text:list>
          </table:table-cell>
        </table:table-row>
        <table:table-row table:style-name="Tabelle1.1">
          <table:table-cell table:style-name="Tabelle1.A2" office:value-type="float" office:value="3">
            <text:p text:style-name="P6">3</text:p>
          </table:table-cell>
          <table:table-cell table:style-name="Tabelle1.B2" office:value-type="string">
            <text:p text:style-name="Table_20_Contents">MemoOutputString : TMemo</text:p>
          </table:table-cell>
          <table:table-cell table:style-name="Tabelle1.C2" office:value-type="string">
            <text:list xml:id="list1048764539" text:continue-numbering="true" text:style-name="L3">
              <text:list-item>
                <text:list>
                  <text:list-item>
                    <text:list>
                      <text:list-item>
                        <text:list>
                          <text:list-item>
                            <text:list>
                              <text:list-item>
                                <text:list>
                                  <text:list-item>
                                    <text:list>
                                      <text:list-item>
                                        <text:list>
                                          <text:list-item>
                                            <text:list>
                                              <text:list-item>
                                                <text:list>
                                                  <text:list-header>
                                                    <text:p text:style-name="P20">Provides the text form of the temporal expression after simplification / transformation by the laws of temporal logic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1.1">
          <table:table-cell table:style-name="Tabelle1.A2" office:value-type="float" office:value="4">
            <text:p text:style-name="P16">4</text:p>
          </table:table-cell>
          <table:table-cell table:style-name="Tabelle1.B2" office:value-type="string">
            <text:p text:style-name="Table_20_Contents">TreeViewInputStructure : TTreeView </text:p>
            <text:p text:style-name="Table_20_Contents"/>
          </table:table-cell>
          <table:table-cell table:style-name="Tabelle1.C2" office:value-type="string">
            <text:list xml:id="list1530375564" text:continue-numbering="true" text:style-name="L3">
              <text:list-item>
                <text:list>
                  <text:list-item>
                    <text:list>
                      <text:list-item>
                        <text:list>
                          <text:list-header>
                            <text:p text:style-name="P20">Provides a tree-like view of the temporal expression as entered by the user in MemoInputString in textual form.</text:p>
                          </text:list-header>
                        </text:list>
                      </text:list-item>
                    </text:list>
                  </text:list-item>
                </text:list>
              </text:list-item>
            </text:list>
          </table:table-cell>
        </table:table-row>
        <table:table-row table:style-name="Tabelle1.1">
          <table:table-cell table:style-name="Tabelle1.A2" office:value-type="float" office:value="5">
            <text:p text:style-name="P6">5</text:p>
          </table:table-cell>
          <table:table-cell table:style-name="Tabelle1.B2" office:value-type="string">
            <text:p text:style-name="Table_20_Contents">TreeViewOutputStructure : TTreeView</text:p>
          </table:table-cell>
          <table:table-cell table:style-name="Tabelle1.C2" office:value-type="string">
            <text:list xml:id="list1697006436" text:continue-numbering="true" text:style-name="L3">
              <text:list-item>
                <text:list>
                  <text:list-item>
                    <text:list>
                      <text:list-item>
                        <text:list>
                          <text:list-item>
                            <text:list>
                              <text:list-item>
                                <text:list>
                                  <text:list-item>
                                    <text:list>
                                      <text:list-item>
                                        <text:list>
                                          <text:list-item>
                                            <text:list>
                                              <text:list-item>
                                                <text:list>
                                                  <text:list-header>
                                                    <text:p text:style-name="P20">Provides a tree-like view of the temporal expression after simplification / transformation by the laws of temporal logics; resembles the textual temporal expression in MemoOut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1.1">
          <table:table-cell table:style-name="Tabelle1.B2" office:value-type="string">
            <text:p text:style-name="P6">A</text:p>
          </table:table-cell>
          <table:table-cell table:style-name="Tabelle1.B2" office:value-type="string">
            <text:p text:style-name="Table_20_Contents">procedure BitBtnGetInputStringClick</text:p>
          </table:table-cell>
          <table:table-cell table:style-name="Tabelle1.C2" office:value-type="string">
            <text:list xml:id="list1059008259" text:style-name="L4">
              <text:list-header>
                <text:p text:style-name="P28">- Get the text from MemoInputString;</text:p>
                <text:p text:style-name="P28">- Create the TemporalExpression;</text:p>
                <text:p text:style-name="P28">- Call TemporalExpression.ParseInput</text:p>
              </text:list-header>
            </text:list>
          </table:table-cell>
        </table:table-row>
        <table:table-row table:style-name="Tabelle1.1">
          <table:table-cell table:style-name="Tabelle1.B2" office:value-type="string">
            <text:p text:style-name="P6">B</text:p>
          </table:table-cell>
          <table:table-cell table:style-name="Tabelle1.B2" office:value-type="string">
            <text:p text:style-name="Table_20_Contents">procedure BitBtnCalculateClick</text:p>
          </table:table-cell>
          <table:table-cell table:style-name="Tabelle1.C2" office:value-type="string">
            <text:list xml:id="list313725149" text:style-name="L5">
              <text:list-item>
                <text:list>
                  <text:list-item>
                    <text:list>
                      <text:list-item>
                        <text:list>
                          <text:list-item>
                            <text:list>
                              <text:list-item>
                                <text:list>
                                  <text:list-item>
                                    <text:list>
                                      <text:list-item>
                                        <text:list>
                                          <text:list-item>
                                            <text:list>
                                              <text:list-item>
                                                <text:list>
                                                  <text:list-header>
                                                    <text:p text:style-name="P21">- Call TemporalExpression.Simplify; </text:p>
                                                  </text:list-header>
                                                </text:list>
                                              </text:list-item>
                                            </text:list>
                                          </text:list-item>
                                        </text:list>
                                      </text:list-item>
                                    </text:list>
                                  </text:list-item>
                                </text:list>
                              </text:list-item>
                            </text:list>
                          </text:list-item>
                        </text:list>
                      </text:list-item>
                    </text:list>
                  </text:list-item>
                </text:list>
              </text:list-item>
            </text:list>
            <text:list xml:id="list1615313741" text:style-name="L6">
              <text:list-item>
                <text:list>
                  <text:list-item>
                    <text:list>
                      <text:list-item>
                        <text:list>
                          <text:list-item>
                            <text:list>
                              <text:list-item>
                                <text:list>
                                  <text:list-item>
                                    <text:list>
                                      <text:list-item>
                                        <text:list>
                                          <text:list-item>
                                            <text:list>
                                              <text:list-item>
                                                <text:list>
                                                  <text:list-header>
                                                    <text:p text:style-name="P22">- Write the simplified temporal expression to MemoOutputString;</text:p>
                                                  </text:list-header>
                                                </text:list>
                                              </text:list-item>
                                            </text:list>
                                          </text:list-item>
                                        </text:list>
                                      </text:list-item>
                                    </text:list>
                                  </text:list-item>
                                </text:list>
                              </text:list-item>
                            </text:list>
                          </text:list-item>
                        </text:list>
                      </text:list-item>
                    </text:list>
                  </text:list-item>
                </text:list>
              </text:list-item>
            </text:list>
            <text:list xml:id="list811410160" text:style-name="L7">
              <text:list-item>
                <text:list>
                  <text:list-item>
                    <text:list>
                      <text:list-item>
                        <text:list>
                          <text:list-item>
                            <text:list>
                              <text:list-item>
                                <text:list>
                                  <text:list-item>
                                    <text:list>
                                      <text:list-item>
                                        <text:list>
                                          <text:list-item>
                                            <text:list>
                                              <text:list-item>
                                                <text:list>
                                                  <text:list-header>
                                                    <text:p text:style-name="P23">- Display the simplified temporal expression in TreeViewOutputStructure</text:p>
                                                  </text:list-header>
                                                </text:list>
                                              </text:list-item>
                                            </text:list>
                                          </text:list-item>
                                        </text:list>
                                      </text:list-item>
                                    </text:list>
                                  </text:list-item>
                                </text:list>
                              </text:list-item>
                            </text:list>
                          </text:list-item>
                        </text:list>
                      </text:list-item>
                    </text:list>
                  </text:list-item>
                </text:list>
              </text:list-item>
            </text:list>
          </table:table-cell>
        </table:table-row>
      </table:table>
      <text:h text:style-name="Heading_20_3" text:outline-level="3">TTFTAExpression</text:h>
      <text:p text:style-name="P2">This class' most important properties and methods are:</text:p>
      <table:table table:name="Tabelle2" table:style-name="Tabelle2">
        <table:table-column table:style-name="Tabelle2.A"/>
        <table:table-column table:style-name="Tabelle2.B"/>
        <table:table-column table:style-name="Tabelle2.C"/>
        <table:table-header-rows>
          <text:soft-page-break/>
          <table:table-row table:style-name="Tabelle2.1">
            <table:table-cell table:style-name="Tabelle2.A1" office:value-type="string">
              <text:list xml:id="list2004963019" text:continue-list="list1697006436" text:style-name="L3">
                <text:list-header>
                  <text:p text:style-name="P18">No.</text:p>
                </text:list-header>
              </text:list>
            </table:table-cell>
            <table:table-cell table:style-name="Tabelle2.A1" office:value-type="string">
              <text:list xml:id="list1521417222" text:continue-numbering="true" text:style-name="L3">
                <text:list-header>
                  <text:p text:style-name="P18">Name</text:p>
                </text:list-header>
              </text:list>
            </table:table-cell>
            <table:table-cell table:style-name="Tabelle2.C1" office:value-type="string">
              <text:list xml:id="list1724168505" text:continue-numbering="true" text:style-name="L3">
                <text:list-header>
                  <text:p text:style-name="P18">Description</text:p>
                </text:list-header>
              </text:list>
            </table:table-cell>
          </table:table-row>
        </table:table-header-rows>
        <table:table-row table:style-name="Tabelle2.1">
          <table:table-cell table:style-name="Tabelle2.A2" office:value-type="float" office:value="1">
            <text:p text:style-name="P16">1</text:p>
          </table:table-cell>
          <table:table-cell table:style-name="Tabelle2.B2" office:value-type="string">
            <text:p text:style-name="Table_20_Contents">property <text:s/>TemporalTerm : TTFTAObject</text:p>
          </table:table-cell>
          <table:table-cell table:style-name="Tabelle2.C2" office:value-type="string">
            <text:list xml:id="list1484200742" text:continue-numbering="true" text:style-name="L3">
              <text:list-item>
                <text:list>
                  <text:list-item>
                    <text:list>
                      <text:list-item>
                        <text:list>
                          <text:list-header>
                            <text:p text:style-name="P20">a temporal term of type TTFTAObject</text:p>
                          </text:list-header>
                        </text:list>
                      </text:list-item>
                    </text:list>
                  </text:list-item>
                </text:list>
              </text:list-item>
            </text:list>
          </table:table-cell>
        </table:table-row>
        <table:table-row table:style-name="Tabelle2.1">
          <table:table-cell table:style-name="Tabelle2.A2" office:value-type="float" office:value="2">
            <text:p text:style-name="P16">2</text:p>
          </table:table-cell>
          <table:table-cell table:style-name="Tabelle2.B2" office:value-type="string">
            <text:p text:style-name="Table_20_Contents">property InputString : ansistring </text:p>
          </table:table-cell>
          <table:table-cell table:style-name="Tabelle2.C2" office:value-type="string">
            <text:list xml:id="list1653200249" text:continue-numbering="true" text:style-name="L3">
              <text:list-item>
                <text:list>
                  <text:list-item>
                    <text:list>
                      <text:list-item>
                        <text:list>
                          <text:list-header>
                            <text:p text:style-name="P20">Holds a copy of the text from MemoInputString, i.e. the temporal expression as provided by the user in textual form.</text:p>
                          </text:list-header>
                        </text:list>
                      </text:list-item>
                    </text:list>
                  </text:list-item>
                </text:list>
              </text:list-item>
            </text:list>
          </table:table-cell>
        </table:table-row>
        <table:table-row table:style-name="Tabelle2.1">
          <table:table-cell table:style-name="Tabelle2.A2" office:value-type="float" office:value="3">
            <text:p text:style-name="P6">3</text:p>
          </table:table-cell>
          <table:table-cell table:style-name="Tabelle2.B2" office:value-type="string">
            <text:p text:style-name="Table_20_Contents">property OutputString : ansistring</text:p>
          </table:table-cell>
          <table:table-cell table:style-name="Tabelle2.C2" office:value-type="string">
            <text:list xml:id="list1334383410" text:style-name="L13">
              <text:list-item>
                <text:list>
                  <text:list-item>
                    <text:list>
                      <text:list-item>
                        <text:list>
                          <text:list-item>
                            <text:list>
                              <text:list-item>
                                <text:list>
                                  <text:list-item>
                                    <text:list>
                                      <text:list-item>
                                        <text:list>
                                          <text:list-item>
                                            <text:list>
                                              <text:list-item>
                                                <text:list>
                                                  <text:list-header>
                                                    <text:p text:style-name="P25">Holds a copy of the text from MemoOutputString, i.e. the text form of the temporal expression after simplification / transformation by the laws of temporal logic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A2" office:value-type="float" office:value="4">
            <text:p text:style-name="P16">4</text:p>
          </table:table-cell>
          <table:table-cell table:style-name="Tabelle2.B2" office:value-type="string">
            <text:p text:style-name="Table_20_Contents">property <text:s/>EventList : TTFTAEventLookupList</text:p>
          </table:table-cell>
          <table:table-cell table:style-name="Tabelle2.C2" office:value-type="string">
            <text:list xml:id="list674830768" text:continue-list="list1653200249" text:style-name="L3">
              <text:list-item>
                <text:list>
                  <text:list-item>
                    <text:list>
                      <text:list-item>
                        <text:list>
                          <text:list-header>
                            <text:p text:style-name="P20">This list holds the "originals" of all temporal events (of type TTFTAObject) used in TFTASolver. It's main purpose is to allow checking for identical events and to painlessly allow deletion / freeing of TTFTAObjects (if they are no longer necessary for the logical expression).</text:p>
                          </text:list-header>
                        </text:list>
                      </text:list-item>
                    </text:list>
                  </text:list-item>
                </text:list>
              </text:list-item>
            </text:list>
          </table:table-cell>
        </table:table-row>
        <table:table-row table:style-name="Tabelle2.1">
          <table:table-cell table:style-name="Tabelle2.A2" office:value-type="float" office:value="5">
            <text:p text:style-name="P6">5</text:p>
          </table:table-cell>
          <table:table-cell table:style-name="Tabelle2.B2" office:value-type="string">
            <text:p text:style-name="Table_20_Contents">VInputTree : TTreeNodes</text:p>
          </table:table-cell>
          <table:table-cell table:style-name="Tabelle2.C2" office:value-type="string">
            <text:list xml:id="list612744252" text:continue-numbering="true" text:style-name="L3">
              <text:list-item>
                <text:list>
                  <text:list-item>
                    <text:list>
                      <text:list-item>
                        <text:list>
                          <text:list-item>
                            <text:list>
                              <text:list-item>
                                <text:list>
                                  <text:list-item>
                                    <text:list>
                                      <text:list-item>
                                        <text:list>
                                          <text:list-item>
                                            <text:list>
                                              <text:list-item>
                                                <text:list>
                                                  <text:list-header>
                                                    <text:p text:style-name="P20">Input TTreeNodes structure for tree-like visualization of the In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A2" office:value-type="float" office:value="6">
            <text:p text:style-name="P6">6</text:p>
          </table:table-cell>
          <table:table-cell table:style-name="Tabelle2.B2" office:value-type="string">
            <text:p text:style-name="Table_20_Contents">VOutputTree : TTreeNodes; </text:p>
          </table:table-cell>
          <table:table-cell table:style-name="Tabelle2.C2" office:value-type="string">
            <text:list xml:id="list1917723056" text:continue-numbering="true" text:style-name="L3">
              <text:list-item>
                <text:list>
                  <text:list-item>
                    <text:list>
                      <text:list-item>
                        <text:list>
                          <text:list-item>
                            <text:list>
                              <text:list-item>
                                <text:list>
                                  <text:list-item>
                                    <text:list>
                                      <text:list-item>
                                        <text:list>
                                          <text:list-item>
                                            <text:list>
                                              <text:list-item>
                                                <text:list>
                                                  <text:list-header>
                                                    <text:p text:style-name="P20">Output TTreeNodes structure for tree-like visualization of the Out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A</text:p>
          </table:table-cell>
          <table:table-cell table:style-name="Tabelle2.B2" office:value-type="string">
            <text:p text:style-name="Table_20_Contents">procedure ParseInput</text:p>
          </table:table-cell>
          <table:table-cell table:style-name="Tabelle2.C2" office:value-type="string">
            <text:list xml:id="list1660740929" text:style-name="L9">
              <text:list-item>
                <text:list>
                  <text:list-item>
                    <text:list>
                      <text:list-item>
                        <text:list>
                          <text:list-item>
                            <text:list>
                              <text:list-item>
                                <text:list>
                                  <text:list-item>
                                    <text:list>
                                      <text:list-item>
                                        <text:list>
                                          <text:list-item>
                                            <text:list>
                                              <text:list-item>
                                                <text:list>
                                                  <text:list-header>
                                                    <text:p text:style-name="P24">- create the TemporalTerm and the EventList;</text:p>
                                                    <text:p text:style-name="P24">- Call InputStringToTemporalExpression in order to build the initial structure of the TemporalTerm;</text:p>
                                                  </text:list-header>
                                                </text:list>
                                              </text:list-item>
                                            </text:list>
                                          </text:list-item>
                                        </text:list>
                                      </text:list-item>
                                    </text:list>
                                  </text:list-item>
                                </text:list>
                              </text:list-item>
                            </text:list>
                          </text:list-item>
                        </text:list>
                      </text:list-item>
                    </text:list>
                  </text:list-item>
                </text:list>
              </text:list-item>
            </text:list>
            <text:list xml:id="list1832656338" text:style-name="L14">
              <text:list-item>
                <text:list>
                  <text:list-item>
                    <text:list>
                      <text:list-item>
                        <text:list>
                          <text:list-item>
                            <text:list>
                              <text:list-item>
                                <text:list>
                                  <text:list-item>
                                    <text:list>
                                      <text:list-item>
                                        <text:list>
                                          <text:list-item>
                                            <text:list>
                                              <text:list-item>
                                                <text:list>
                                                  <text:list-header>
                                                    <text:p text:style-name="P26">- Call TemporalExpressionToTreeNodes in order to build the initial tree-like view of the TemporalTerm;</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B</text:p>
          </table:table-cell>
          <table:table-cell table:style-name="Tabelle2.B2" office:value-type="string">
            <text:p text:style-name="Table_20_Contents">function InputCheck : boolean</text:p>
          </table:table-cell>
          <table:table-cell table:style-name="Tabelle2.C2" office:value-type="string">
            <text:list xml:id="list858071896" text:style-name="L15">
              <text:list-item>
                <text:list>
                  <text:list-item>
                    <text:list>
                      <text:list-item>
                        <text:list>
                          <text:list-item>
                            <text:list>
                              <text:list-item>
                                <text:list>
                                  <text:list-item>
                                    <text:list>
                                      <text:list-item>
                                        <text:list>
                                          <text:list-item>
                                            <text:list>
                                              <text:list-item>
                                                <text:list>
                                                  <text:list-header>
                                                    <text:p text:style-name="P27">Rudimentary parsing checks of the InputString; allows identifying simple syntax error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C</text:p>
          </table:table-cell>
          <table:table-cell table:style-name="Tabelle2.B2" office:value-type="string">
            <text:p text:style-name="Table_20_Contents">procedure InputStringToTemporalExpression</text:p>
          </table:table-cell>
          <table:table-cell table:style-name="Tabelle2.C2" office:value-type="string">
            <text:list xml:id="list1294335693" text:continue-numbering="true" text:style-name="L15">
              <text:list-item>
                <text:list>
                  <text:list-item>
                    <text:list>
                      <text:list-item>
                        <text:list>
                          <text:list-item>
                            <text:list>
                              <text:list-item>
                                <text:list>
                                  <text:list-item>
                                    <text:list>
                                      <text:list-item>
                                        <text:list>
                                          <text:list-item>
                                            <text:list>
                                              <text:list-item>
                                                <text:list>
                                                  <text:list-header>
                                                    <text:p text:style-name="P27">Parses the InputString and builds and links the TTFTAObjects according to the information in InputString; is called iteratively and walks through the complete In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D</text:p>
          </table:table-cell>
          <table:table-cell table:style-name="Tabelle2.B2" office:value-type="string">
            <text:p text:style-name="Table_20_Contents">procedure TemporalExpressionToTreeNodes</text:p>
          </table:table-cell>
          <table:table-cell table:style-name="Tabelle2.C2" office:value-type="string">
            <text:list xml:id="list1692882849" text:continue-numbering="true" text:style-name="L15">
              <text:list-item>
                <text:list>
                  <text:list-item>
                    <text:list>
                      <text:list-item>
                        <text:list>
                          <text:list-item>
                            <text:list>
                              <text:list-item>
                                <text:list>
                                  <text:list-item>
                                    <text:list>
                                      <text:list-item>
                                        <text:list>
                                          <text:list-item>
                                            <text:list>
                                              <text:list-item>
                                                <text:list>
                                                  <text:list-header>
                                                    <text:p text:style-name="P27">Walks through the complete TemporalTerm and builds the tree-like structure according to the TTFTAObjects it encounter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E</text:p>
          </table:table-cell>
          <table:table-cell table:style-name="Tabelle2.B2" office:value-type="string">
            <text:p text:style-name="Table_20_Contents">procedure Simplify</text:p>
          </table:table-cell>
          <table:table-cell table:style-name="Tabelle2.C2" office:value-type="string">
            <text:list xml:id="list1788518823" text:continue-numbering="true" text:style-name="L15">
              <text:list-item>
                <text:list>
                  <text:list-item>
                    <text:list>
                      <text:list-item>
                        <text:list>
                          <text:list-item>
                            <text:list>
                              <text:list-item>
                                <text:list>
                                  <text:list-item>
                                    <text:list>
                                      <text:list-item>
                                        <text:list>
                                          <text:list-item>
                                            <text:list>
                                              <text:list-item>
                                                <text:list>
                                                  <text:list-header>
                                                    <text:p text:style-name="P27">Starts the simplification of the TemporalTerm by calling the simplification routines provided by unit uTFTALogic.</text:p>
                                                  </text:list-header>
                                                </text:list>
                                              </text:list-item>
                                            </text:list>
                                          </text:list-item>
                                        </text:list>
                                      </text:list-item>
                                    </text:list>
                                  </text:list-item>
                                </text:list>
                              </text:list-item>
                            </text:list>
                          </text:list-item>
                        </text:list>
                      </text:list-item>
                    </text:list>
                  </text:list-item>
                </text:list>
              </text:list-item>
            </text:list>
          </table:table-cell>
        </table:table-row>
      </table:table>
      <text:h text:style-name="Heading_20_3" text:outline-level="3">TTFTAEventLookupList</text:h>
      <text:h text:style-name="Heading_20_3" text:outline-level="3">TTFTAObject</text:h>
      <text:h text:style-name="Heading_20_3" text:outline-level="3">TTFTAList</text:h>
      <text:h text:style-name="Heading_20_3" text:outline-level="3">TTFTAFormDebugMessages</text:h>
      <text:p text:style-name="Text_20_body">This class provides a simple debug window. In this window each of the simplification routines (and other routines, too) write debug data. This is mainly used in order to find possible inconsistencies within the simplification.</text:p>
      <text:h text:style-name="Heading_20_3" text:outline-level="3">TTFTAFormAbout</text:h>
      <text:p text:style-name="Text_20_body">This class provides a simple "About" window. In TFTASolver this windows is activated by pressing the "About" button in TTFTAMainWindow.</text:p>
      <text:h text:style-name="Heading_20_1" text:outline-level="1">Other Documents Shipped with TFTASolver (Overview)</text:h>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list xml:id="list457657324" text:continue-list="list1917723056" text:style-name="L3">
                <text:list-header>
                  <text:p text:style-name="P18">No.</text:p>
                </text:list-header>
              </text:list>
            </table:table-cell>
            <table:table-cell table:style-name="Tabelle26.A1" office:value-type="string">
              <text:list xml:id="list1305661203" text:continue-numbering="true" text:style-name="L3">
                <text:list-header>
                  <text:p text:style-name="P18">Document Name</text:p>
                </text:list-header>
              </text:list>
            </table:table-cell>
            <table:table-cell table:style-name="Tabelle26.C1" office:value-type="string">
              <text:list xml:id="list1910256188" text:continue-numbering="true" text:style-name="L3">
                <text:list-header>
                  <text:p text:style-name="P18">Description</text:p>
                </text:list-header>
              </text:list>
            </table:table-cell>
          </table:table-row>
        </table:table-header-rows>
        <table:table-row table:style-name="Tabelle26.1">
          <table:table-cell table:style-name="Tabelle26.A2" office:value-type="float" office:value="1">
            <text:p text:style-name="P16">1</text:p>
          </table:table-cell>
          <table:table-cell table:style-name="Tabelle26.B2" office:value-type="string">
            <text:p text:style-name="P7">LICENSE.TXT</text:p>
          </table:table-cell>
          <table:table-cell table:style-name="Tabelle26.C2" office:value-type="string">
            <text:list xml:id="list1806841189" text:continue-numbering="true" text:style-name="L3">
              <text:list-header>
                <text:p text:style-name="P19">holds the full GNU General Public License version 3 as published by the Free Software Foundation</text:p>
              </text:list-header>
            </text:list>
          </table:table-cell>
        </table:table-row>
        <table:table-row table:style-name="Tabelle26.1">
          <table:table-cell table:style-name="Tabelle26.A2" office:value-type="float" office:value="2">
            <text:p text:style-name="P16">2</text:p>
          </table:table-cell>
          <table:table-cell table:style-name="Tabelle26.B2" office:value-type="string">
            <text:p text:style-name="P7">tftasolver_algorithms.odt</text:p>
          </table:table-cell>
          <table:table-cell table:style-name="Tabelle26.C2" office:value-type="string">
            <text:list xml:id="list954306049" text:continue-numbering="true" text:style-name="L3">
              <text:list-header>
                <text:p text:style-name="P19">holds descriptions of the most important algorithms of the temporal logic implementation in the program TFTASolver</text:p>
              </text:list-header>
            </text:list>
          </table:table-cell>
        </table:table-row>
      </table:table>
      <text:p text:style-name="P5"/>
      <text:p text:style-name="P5"><text:soft-page-break/>[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normal" style:font-size-complex="14pt" style:font-style-complex="italic"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Sans 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Nimbus Sans 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TFTASolver - Overview</text:title> / <text:user-defined text:name="Autor">Schilling</text:user-defined> / <text:date style:data-style-name="N80" text:date-value="2008-12-22T16:00:16.99">22. Dec. 2008</text:date> / Version <text:editing-cycles>22</text:editing-cycles></text:p>
            </table:table-cell>
            <table:table-cell table:style-name="Tabelle3.A1" office:value-type="string">
              <text:p text:style-name="MP2"><text:span text:style-name="MT2">p.</text:span> <text:page-number text:select-page="current">3</text:page-number>/<text:page-count>5</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FTASolver - Overview</dc:title>
    <meta:initial-creator>Simon J. Schilling</meta:initial-creator>
    <meta:creation-date>2008-12-22T09:30:23</meta:creation-date>
    <meta:editing-cycles>22</meta:editing-cycles>
    <meta:editing-duration>PT20H14M20S</meta:editing-duration>
    <dc:date>2008-12-22T16:00:16</dc:date>
    <dc:creator>Simon J. Schilling</dc:creator>
    <meta:document-statistic meta:table-count="4" meta:image-count="0" meta:object-count="0" meta:page-count="5" meta:paragraph-count="142" meta:word-count="1143" meta:character-count="7775"/>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